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2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table:table-column table:style-name="co3" table:default-cell-style-name="Default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17" table:default-cell-style-name="ce1"/>
        <table:table-column table:style-name="co7" table:number-columns-repeated="3" table:default-cell-style-name="ce1"/>
        <table:table-column table:style-name="co8" table:number-columns-repeated="4" table:default-cell-style-name="ce1"/>
        <table:table-column table:style-name="co9" table:number-columns-repeated="3" table:default-cell-style-name="ce1"/>
        <table:table-column table:style-name="co10" table:default-cell-style-name="Default"/>
        <table:table-column table:style-name="co11" table:number-columns-repeated="7" table:default-cell-style-name="ce1"/>
        <table:table-column table:style-name="co3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дзета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мю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пи</text:p>
          </table:table-cell>
          <table:table-cell table:style-name="ce8" office:value-type="string" calcext:value-type="string">
            <text:p>ро</text:p>
          </table:table-cell>
          <table:table-cell table:style-name="ce11" office:value-type="string" calcext:value-type="string">
            <text:p>ипсилон</text:p>
          </table:table-cell>
          <table:table-cell table:style-name="ce11" office:value-type="string" calcext:value-type="string">
            <text:p>каппа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</table:table-row>
        <table:table-row table:style-name="ro1">
          <table:table-cell table:style-name="ce3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[2]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style-name="Default" office:value-type="float" office:value="2.888889" calcext:value-type="float">
            <text:p>2.8888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7" table:formula="of:=[.AA2]+[.AC2]+[.AD2]+[.AE2]+[.AF2]+[.AG2]"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number-columns-repeated="4"/>
          <table:table-cell office:value-type="string" calcext:value-type="string">
            <text:p>[2]</text:p>
          </table:table-cell>
          <table:table-cell table:number-columns-repeated="14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3]+[.AC3]+[.AD3]+[.AE3]+[.AF3]+[.AG3]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number-columns-repeated="2"/>
          <table:table-cell office:value-type="string" calcext:value-type="string">
            <text:p>[2]</text:p>
          </table:table-cell>
          <table:table-cell table:number-columns-repeated="13"/>
          <table:table-cell office:value-type="string" calcext:value-type="string">
            <text:p>2:0 [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Default" office:value-type="float" office:value="3.375" calcext:value-type="float">
            <text:p>3.3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4]+[.AC4]+[.AD4]+[.AE4]+[.AF4]+[.AG4]"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office:value-type="string" calcext:value-type="string">
            <text:p>[2]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5]+[.AC5]+[.AD5]+[.AE5]+[.AF5]+[.AG5]"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Default" office:value-type="float" office:value="2.875" calcext:value-type="float">
            <text:p>2.8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formula="of:=[.AA6]+[.AC6]+[.AD6]+[.AE6]+[.AF6]+[.AG6]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[2]</text:p>
          </table:table-cell>
          <table:table-cell table:number-columns-repeated="2"/>
          <table:table-cell table:style-name="ce5"/>
          <table:table-cell table:number-columns-repeated="17"/>
          <table:table-cell office:value-type="string" calcext:value-type="string">
            <text:p>2:0 [1]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7]+[.AC7]+[.AD7]+[.AE7]+[.AF7]+[.AG7]" office:value-type="float" office:value="6" calcext:value-type="float">
            <text:p>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2]</text:p>
          </table:table-cell>
          <table:table-cell table:number-columns-repeated="4"/>
          <table:table-cell table:style-name="ce5"/>
          <table:table-cell/>
          <table:table-cell office:value-type="string" calcext:value-type="string">
            <text:p>2:0 [1]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8]+[.AC8]+[.AD8]+[.AE8]+[.AF8]+[.AG8]"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5"/>
          <table:table-cell table:number-columns-repeated="12"/>
          <table:table-cell office:value-type="string" calcext:value-type="string">
            <text:p>2:0 [1]</text:p>
          </table:table-cell>
          <table:table-cell office:value-type="string" calcext:value-type="string">
            <text:p>[2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4.75" calcext:value-type="float">
            <text:p>4.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9]+[.AC9]+[.AD9]+[.AE9]+[.AF9]+[.AG9]"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5"/>
          <table:table-cell/>
          <table:table-cell office:value-type="string" calcext:value-type="string">
            <text:p>[2]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0]+[.AC10]+[.AD10]+[.AE10]+[.AF10]+[.AG10]" office:value-type="float" office:value="2" calcext:value-type="float">
            <text:p>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2]</text:p>
          </table:table-cell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2:0 [1]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office:value-type="float" office:value="1.875" calcext:value-type="float">
            <text:p>1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1]+[.AC11]+[.AD11]+[.AE11]+[.AF11]+[.AG11]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[2]</text:p>
          </table:table-cell>
          <table:table-cell/>
          <table:table-cell table:style-name="ce5"/>
          <table:table-cell table:number-columns-repeated="11"/>
          <table:table-cell office:value-type="string" calcext:value-type="string">
            <text:p>0:2 [1]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12]+[.AC12]+[.AD12]+[.AE12]+[.AF12]+[.AG12]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style-name="ce5"/>
          <table:table-cell/>
          <table:table-cell office:value-type="string" calcext:value-type="string">
            <text:p>2:0 [1]</text:p>
          </table:table-cell>
          <table:table-cell office:value-type="string" calcext:value-type="string">
            <text:p>[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3]+[.AC13]+[.AD13]+[.AE13]+[.AF13]+[.AG13]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0:2 [1]</text:p>
          </table:table-cell>
          <table:table-cell table:number-columns-repeated="2"/>
          <table:table-cell table:style-name="ce5"/>
          <table:table-cell office:value-type="string" calcext:value-type="string">
            <text:p>[2]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2.333333" calcext:value-type="float">
            <text:p>2.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4]+[.AC14]+[.AD14]+[.AE14]+[.AF14]+[.AG14]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11"/>
          <table:table-cell office:value-type="string" calcext:value-type="string">
            <text:p>0:2 [1]</text:p>
          </table:table-cell>
          <table:table-cell office:value-type="string" calcext:value-type="string">
            <text:p>[2]</text:p>
          </table:table-cell>
          <table:table-cell table:style-name="ce5"/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office:value-type="float" office:value="1.777778" calcext:value-type="float">
            <text:p>1.777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15]+[.AC15]+[.AD15]+[.AE15]+[.AF15]+[.AG15]"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2:0 [1]</text:p>
          </table:table-cell>
          <table:table-cell table:number-columns-repeated="7"/>
          <table:table-cell office:value-type="string" calcext:value-type="string">
            <text:p>[2]</text:p>
          </table:table-cell>
          <table:table-cell table:number-columns-repeated="2"/>
          <table:table-cell table:style-name="ce5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 office:value-type="float" office:value="1.857143" calcext:value-type="float">
            <text:p>1.857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16]+[.AC16]+[.AD16]+[.AE16]+[.AF16]+[.AG16]"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[2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777778" calcext:value-type="float">
            <text:p>1.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17]+[.AC17]+[.AD17]+[.AE17]+[.AF17]+[.AG17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15"/>
          <table:table-cell office:value-type="string" calcext:value-type="string">
            <text:p>2:0 [1]</text:p>
          </table:table-cell>
          <table:table-cell table:style-name="ce5"/>
          <table:table-cell office:value-type="string" calcext:value-type="string">
            <text:p>[2]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Default" office:value-type="float" office:value="1.555556" calcext:value-type="float">
            <text:p>1.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18]+[.AC18]+[.AD18]+[.AE18]+[.AF18]+[.AG18]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string" calcext:value-type="string">
            <text:p>[2]</text:p>
          </table:table-cell>
          <table:table-cell table:style-name="ce5"/>
          <table:table-cell office:value-type="string" calcext:value-type="string">
            <text:p>2:0 [1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" table:formula="of:=[.AA19]+[.AC19]+[.AD19]+[.AE19]+[.AF19]+[.AG19]"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office:value-type="string" calcext:value-type="string">
            <text:p>[2]</text:p>
          </table:table-cell>
          <table:table-cell/>
          <table:table-cell office:value-type="string" calcext:value-type="string">
            <text:p>0:2 [1]</text:p>
          </table:table-cell>
          <table:table-cell table:style-name="ce5"/>
          <table:table-cell table:number-columns-repeated="5"/>
          <table:table-cell office:value-type="float" office:value="0" calcext:value-type="float">
            <text:p>0</text:p>
          </table:table-cell>
          <table:table-cell table:style-name="Default" office:value-type="float" office:value="1.333333" calcext:value-type="float">
            <text:p>1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20]+[.AC20]+[.AD20]+[.AE20]+[.AF20]+[.AG20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table:number-columns-repeated="16"/>
          <table:table-cell table:style-name="ce5"/>
          <table:table-cell office:value-type="string" calcext:value-type="string">
            <text:p>[2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" table:formula="of:=[.AA21]+[.AC21]+[.AD21]+[.AE21]+[.AF21]+[.AG21]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0:2 [1]</text:p>
          </table:table-cell>
          <table:table-cell table:number-columns-repeated="11"/>
          <table:table-cell office:value-type="string" calcext:value-type="string">
            <text:p>[2]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4.857143" calcext:value-type="float">
            <text:p>4.857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22]+[.AC22]+[.AD22]+[.AE22]+[.AF22]+[.AG22]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[2]</text:p>
          </table:table-cell>
          <table:table-cell table:number-columns-repeated="13"/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3.875" calcext:value-type="float">
            <text:p>3.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23]+[.AC23]+[.AD23]+[.AE23]+[.AF23]+[.AG23]"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11"/>
          <table:table-cell table:style-name="ce5"/>
          <table:table-cell office:value-type="string" calcext:value-type="string">
            <text:p>[2]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888889" calcext:value-type="float">
            <text:p>0.8888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" table:formula="of:=[.AA24]+[.AC24]+[.AD24]+[.AE24]+[.AF24]+[.AG24]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16"/>
          <table:table-cell office:value-type="string" calcext:value-type="string">
            <text:p>[2]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Default" office:value-type="float" office:value="5.125" calcext:value-type="float">
            <text:p>5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table:formula="of:=[.AA25]+[.AC25]+[.AD25]+[.AE25]+[.AF25]+[.AG25]"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50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bombardier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Д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т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ы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арк Прокушкин, Дима Веселовский, Алина Рыженков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Ян Шапиро, Кристина Шидловская: спросить Лису (дзета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ерёжа Ламзин, Анжелика Иванушкина, Егор Скуркови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48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table.A1:table.A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21:57:42.326909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7-21T21:59:39.996593635</dc:date>
    <meta:editing-duration>P1DT3H48M13S</meta:editing-duration>
    <meta:editing-cycles>58</meta:editing-cycles>
    <meta:generator>LibreOffice/7.5.4.2$Linux_X86_64 LibreOffice_project/50$Build-2</meta:generator>
    <meta:document-statistic meta:table-count="3" meta:cell-count="849" meta:object-count="0"/>
  </office:meta>
</office:document-meta>
</file>